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use-window-font-color="true"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2" style:family="paragraph" style:parent-style-name="Text_20_body">
      <style:paragraph-properties fo:line-height="100%" fo:text-align="justify" style:justify-single-word="false"/>
      <style:text-properties fo:font-size="6pt" style:font-size-asian="6pt" style:font-size-complex="6pt"/>
    </style:style>
    <style:style style:name="P3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5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style:font-size-asian="10pt" style:font-name-complex="Arial" style:font-size-complex="10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size="9pt" fo:language="en" fo:country="US" style:font-size-asian="9pt" style:font-size-complex="9pt"/>
    </style:style>
    <style:style style:name="T19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20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anguage="en" fo:country="US" fo:font-weight="normal" style:font-name-asian="Times New Roman" style:font-weight-asian="normal" style:font-name-complex="Times New Roman1"/>
    </style:style>
    <style:style style:name="T24" style:family="text">
      <style:text-properties style:font-name-complex="Arial"/>
    </style:style>
    <style:style style:name="T2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language="en" fo:country="US" fo:font-weight="normal" style:font-size-asian="10pt" style:font-weight-asian="normal" style:font-size-complex="10pt" style:font-weight-complex="bold"/>
    </style:style>
    <style:style style:name="T28" style:family="text">
      <style:text-properties style:text-underline-style="none" fo:font-weight="bold" style:font-weight-asian="bold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text-position="super 65%" style:font-name="Arial" fo:font-size="9pt" style:font-size-asian="9pt" style:font-size-complex="9pt"/>
    </style:style>
    <style:style style:name="T31" style:family="text">
      <style:text-properties style:text-position="super 65%" style:font-name="Arial" fo:font-size="9pt" fo:language="en" fo:country="US" style:font-size-asian="9pt" style:font-size-complex="9pt"/>
    </style:style>
    <style:style style:name="T32" style:family="text">
      <style:text-properties style:text-position="super 65%" style:font-name="Arial" fo:font-size="9pt" fo:language="en" fo:country="US" style:text-underline-style="none" style:font-size-asian="9pt" style:font-name-complex="Arial" style:font-size-complex="9pt"/>
    </style:style>
    <style:style style:name="T33" style:family="text">
      <style:text-properties style:text-position="sub 65%" style:font-name="Arial" fo:font-size="9pt" fo:language="en" fo:country="US" style:font-size-asian="9pt" style:font-size-complex="9pt"/>
    </style:style>
    <style:style style:name="T34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37" style:family="text">
      <style:text-properties fo:font-weight="normal" style:font-weight-asian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3">ПРОТОКОЛ ПРОВЕРКИ</text:p>
      <text:p text:style-name="P5"/>
      <text:p text:style-name="P12"><text:span text:style-name="T14">Измеритель-сигнализатор СРК-АТ2327</text:span><text:span text:style-name="T5"><text:tab/></text:span><text:span text:style-name="T8">Дата проверки: </text:span><text:span text:style-name="T10">$date </text:span><text:span text:style-name="T8">г.</text:span></text:p>
      <text:p text:style-name="P6"/>
      <text:p text:style-name="P6"><text:span text:style-name="T26">Тип:</text:span><text:span text:style-name="T25"> </text:span><text:span text:style-name="Основной_20_шрифт_20_абзаца"><text:span text:style-name="T25">МРП-$mrp_type</text:span></text:span></text:p>
      <text:p text:style-name="P8"/>
      <text:p text:style-name="P6"><text:span text:style-name="T26">з/н: </text:span><text:span text:style-name="T25">$srk_serial</text:span><text:span text:style-name="T28"><text:tab/></text:span></text:p>
      <text:p text:style-name="P11"/>
      <text:p text:style-name="P15"><text:span text:style-name="T9">Чувствительность к гамма-излучению </text:span><text:span text:style-name="T35">137</text:span><text:span text:style-name="T9">CS типа ОСГИ-3:</text:span><text:span text:style-name="T7"><text:tab/>(</text:span><text:span text:style-name="T12">$delt </text:span><text:span text:style-name="T19">±</text:span><text:span text:style-name="T12"> </text:span><text:span text:style-name="T20">$pog_delt)</text:span><text:span text:style-name="T19"> </text:span><text:span text:style-name="T15">имп</text:span><text:span text:style-name="Основной_20_шрифт_20_абзаца"><text:span text:style-name="T19">·с</text:span></text:span><text:span text:style-name="Основной_20_шрифт_20_абзаца"><text:span text:style-name="T32">-1</text:span></text:span><text:span text:style-name="Основной_20_шрифт_20_абзаца"><text:span text:style-name="T36">/</text:span></text:span><text:span text:style-name="T20">кБк</text:span><text:span text:style-name="T16">;</text:span></text:p>
      <text:p text:style-name="P13"/>
      <text:p text:style-name="P7"/>
      <text:p text:style-name="P4">Условия эксплуатации:</text:p>
      <text:p text:style-name="P29"><text:span text:style-name="T11">- <text:s/></text:span><text:span text:style-name="T6">Температура окружающего воздуха<text:tab/><text:tab/><text:tab/>+</text:span><text:span text:style-name="T11">$temp</text:span><text:span text:style-name="T6"> °</text:span><text:span text:style-name="T11">C</text:span></text:p>
      <text:p text:style-name="P30"><text:span text:style-name="T11">- <text:s/></text:span><text:span text:style-name="T6">Атмосферное давление<text:tab/><text:tab/><text:tab/><text:tab/><text:tab/>98,5 </text:span><text:span text:style-name="T11">kPa</text:span></text:p>
      <text:p text:style-name="P30"><text:span text:style-name="T11">- <text:s/></text:span><text:span text:style-name="T6">Относительная влажность воздуха<text:tab/><text:tab/><text:tab/></text:span><text:span text:style-name="T11">$vlag</text:span><text:span text:style-name="T6"> %</text:span></text:p>
      <text:p text:style-name="P30"><text:span text:style-name="T11">- <text:s/></text:span><text:span text:style-name="T6">Радиационный фон<text:tab/><text:tab/><text:tab/><text:tab/><text:tab/></text:span><text:span text:style-name="T11">$bground</text:span><text:span text:style-name="T6"> </text:span><text:span text:style-name="T13">н</text:span><text:span text:style-name="T6">Зв/ч</text:span></text:p>
      <text:p text:style-name="P20">Эталонные средства измерений: </text:p>
      <text:p text:style-name="P23"><text:span text:style-name="T11"><text:s text:c="5"/></text:span><text:span text:style-name="T29">- $facility_src_cs_rus</text:span><text:span text:style-name="T34">;</text:span></text:p>
      <text:p text:style-name="P37"/>
      <text:p text:style-name="P34">Данные проверки</text:p>
      <text:p text:style-name="P35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1"><text:span text:style-name="T37">Монитор радиационный пешеходный МРП-</text:span><text:span text:style-name="T22">$mrp_type</text:span><text:span text:style-name="T37"> зав № </text:span><text:span text:style-name="T23">$mrp_serial</text:span><text:span text:style-name="T37"> </text:span></text:p>
            <text:p text:style-name="P22"><text:span text:style-name="Основной_20_шрифт_20_абзаца"><text:span text:style-name="T3">в составе с блоком детектирования $bd_type зав.№ </text:span></text:span><text:span text:style-name="Основной_20_шрифт_20_абзаца"><text:span text:style-name="T4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8"><text:span text:style-name="T17">с</text:span><text:span text:style-name="Основной_20_шрифт_20_абзаца"><text:span text:style-name="T30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8"><text:span text:style-name="T17">с</text:span><text:span text:style-name="Основной_20_шрифт_20_абзаца"><text:span text:style-name="T30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8"><text:span text:style-name="Основной_20_шрифт_20_абзаца"><text:span text:style-name="T18">S</text:span></text:span><text:span text:style-name="Основной_20_шрифт_20_абзаца"><text:span text:style-name="T33">p</text:span></text:span><text:span text:style-name="T17">, с</text:span><text:span text:style-name="Основной_20_шрифт_20_абзаца"><text:span text:style-name="T30">-1</text:span></text:span><text:span text:style-name="T17">·кБк</text:span><text:span text:style-name="Основной_20_шрифт_20_абзаца"><text:span text:style-name="T30">-1</text:span></text:span></text:p>
          </table:table-cell>
          <table:table-cell table:style-name="t1.C2" table:number-rows-spanned="2" office:value-type="string">
            <text:p text:style-name="P26">Абсолютная <text:span text:style-name="T21">погрешность</text:span> <text:span text:style-name="T21">чувствитель-ности</text:span> БД</text:p>
            <text:p text:style-name="P28"><text:span text:style-name="T17">Δ=</text:span><text:span text:style-name="T18">$delta</text:span><text:span text:style-name="T17">-</text:span><text:span text:style-name="Основной_20_шрифт_20_абзаца"><text:span text:style-name="T18">S</text:span></text:span><text:span text:style-name="Основной_20_шрифт_20_абзаца"><text:span text:style-name="T33">p</text:span></text:span><text:span text:style-name="T17">, </text:span></text:p>
            <text:p text:style-name="P28"><text:span text:style-name="Основной_20_шрифт_20_абзаца"><text:span text:style-name="T18">с</text:span></text:span><text:span text:style-name="Основной_20_шрифт_20_абзаца"><text:span text:style-name="T31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30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8"><text:span text:style-name="Основной_20_шрифт_20_абзаца"><text:span text:style-name="T18">с</text:span></text:span><text:span text:style-name="Основной_20_шрифт_20_абзаца"><text:span text:style-name="T31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30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31">$bg_avr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4">$sr_avr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</text:p>
          </table:table-cell>
          <table:table-cell table:style-name="t1.B4" table:number-rows-spanned="5" office:value-type="string">
            <text:p text:style-name="P9">$pogr</text:p>
          </table:table-cell>
          <table:table-cell table:style-name="t1.H4" table:number-rows-spanned="5" office:value-type="string">
            <text:p text:style-name="P26">± <text:span text:style-name="T21">$pog_delt</text:span>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Проверку произвел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6">Технический контроль: 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1-10T12:07:27.10</dc:date>
    <meta:print-date>2019-04-03T15:18:00</meta:print-date>
    <meta:editing-cycles>165</meta:editing-cycles>
    <meta:editing-duration>PT12H11M17S</meta:editing-duration>
    <meta:generator>OpenOffice/4.1.6$Win32 OpenOffice.org_project/416m1$Build-9790</meta:generator>
    <meta:document-statistic meta:table-count="2" meta:image-count="1" meta:object-count="0" meta:page-count="1" meta:paragraph-count="59" meta:word-count="142" meta:character-count="1238"/>
  </office:meta>
</office:document-meta>
</file>